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6.254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draw:auto-grow-height="true" fo:min-height="16.255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outline1">
      <style:graphic-properties fo:min-height="11.928cm"/>
    </style:style>
    <style:style style:name="pr7" style:family="presentation" style:parent-style-name="Default-title">
      <style:graphic-properties draw:auto-grow-height="true" fo:min-height="3.506cm"/>
    </style:style>
    <style:style style:name="pr8" style:family="presentation" style:parent-style-name="Default-notes">
      <style:graphic-properties draw:fill-color="#ffffff" draw:auto-grow-height="true" fo:min-height="12.572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6.254cm" svg:x="1.4cm" svg:y="0.837cm" presentation:class="subtitle">
          <draw:text-box>
            <text:p>The ExtJs JavaScript toolkit<text:line-break/>Mark Veltzer</text:p>
            <text:p>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layer="layout" svg:width="25.199cm" svg:height="16.255cm" svg:x="1.4cm" svg:y="0.837cm" presentation:class="subtitle">
          <draw:text-box>
            <text:p>ExtJs introduction</text:p>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JavaScript is now the predominant option if you want to develop both for the desktop and mobile world.</text:p>
              </text:list-item>
              <text:list-item>
                <text:p>The alternative is to develop native applications for each platform: JavaScript for desktop, Objective C for iOS, Java for Android.</text:p>
              </text:list-item>
              <text:list-item>
                <text:p>This requires many more developers with a many more skills and training.</text:p>
              </text:list-item>
              <text:list-item>
                <text:p>And takes it's toll on your bottom line.</text:p>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y ExtJs? - The mobile world</text:p>
          </draw:text-box>
        </draw:frame>
        <draw:frame presentation:style-name="pr5" draw:layer="layout" svg:width="24.639cm" svg:height="15.406cm" svg:x="1.4cm" svg:y="4.914cm" presentation:class="outline" presentation:user-transformed="true">
          <draw:text-box>
            <text:list text:style-name="L2">
              <text:list-item>
                <text:p>Using a toolkit like ExtJs you can share code between the Desktop and Mobile applications.</text:p>
              </text:list-item>
              <text:list-item>
                <text:p>This also means that fixing bugs applies to all platforms.</text:p>
              </text:list-item>
              <text:list-item>
                <text:p>And also a single language for all of your programming needs, single development environment, single QA team and so forth.</text:p>
              </text:list-item>
              <text:list-item>
                <text:p>The only issue is the shaky nature of the JavaScript language which is detested by commercial software vendors.</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ramework vs API</text:p>
          </draw:text-box>
        </draw:frame>
        <draw:frame presentation:style-name="pr5" draw:layer="layout" svg:width="24.639cm" svg:height="12.179cm" svg:x="1.4cm" svg:y="4.914cm" presentation:class="outline">
          <draw:text-box>
            <text:list text:style-name="L2">
              <text:list-item>
                <text:p>An API is just a bunch of functions or object, each with it's own specific purpose, which one can call at ones own leisure.</text:p>
              </text:list-item>
              <text:list-item>
                <text:p>When one uses an API one is in charge. You decide when, and if, to call any of the APIs.</text:p>
              </text:list-item>
              <text:list-item>
                <text:p>A Framework usually also provides a lot of APIs but is different from an API.</text:p>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Getting ExtJs</text:p>
          </draw:text-box>
        </draw:frame>
        <draw:frame presentation:style-name="pr6" draw:layer="layout" svg:width="24.639cm" svg:height="12.178cm" svg:x="1.4cm" svg:y="4.914cm" presentation:class="outline" presentation:user-transformed="true">
          <draw:text-box>
            <text:list text:style-name="L2">
              <text:list-item>
                <text:p><text:span text:style-name="T1">Go to </text:span><text:span text:style-name="T1"><text:a xlink:href="http://www.sencha.com/products/extjs/">http://www.sencha.com/products/extjs/</text:a></text:span></text:p>
                <text:p><text:span text:style-name="T1">download/ext-js-4.1/</text:span></text:p>
              </text:list-item>
              <text:list-item>
                <text:p><text:span text:style-name="T2">Download the zip file (</text:span><text:span text:style-name="T1">ext-4.1.0-gpl.zip</text:span><text:span text:style-name="T2">)</text:span></text:p>
              </text:list-item>
              <text:list-item>
                <text:p><text:span text:style-name="T2">Uncompress it to get a folder called </text:span><text:span text:style-name="T1">extjs-4.1.0</text:span><text:span text:style-name="T2">.</text:span></text:p>
              </text:list-item>
              <text:list-item>
                <text:p><text:span text:style-name="T2">Put it somewhere in your web folder.</text:span></text:p>
              </text:list-item>
              <text:list-item>
                <text:p><text:span text:style-name="T2">I liked to create a folder called “toolkits” to put third party code in.</text:span></text:p>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Using ExtJs</text:p>
          </draw:text-box>
        </draw:frame>
        <draw:frame presentation:style-name="pr6" draw:layer="layout" svg:width="24.639cm" svg:height="12.178cm" svg:x="1.4cm" svg:y="4.914cm" presentation:class="outline" presentation:user-transformed="true">
          <draw:text-box>
            <text:list text:style-name="L2">
              <text:list-item>
                <text:p>On UNIX create a symlink to that folder by the name of extjs. On Windows just rename it so.</text:p>
              </text:list-item>
              <text:list-item>
                <text:p>The idea is that you will not have to change the source code of your pages each time you switch ExtJs versions.</text:p>
              </text:list-item>
              <text:list-item>
                <text:p>Other ways to achieve the same goal exist (server side include?).</text:p>
              </text:list-item>
              <text:list-item>
                <text:p>Now create pages referencing this ExtJs installation.</text:p>
              </text:list-item>
              <text:list-item>
                <text:p>That's it!</text:p>
              </text:list-item>
            </text:list>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Version of ExtJs</text:p>
          </draw:text-box>
        </draw:frame>
        <draw:frame presentation:style-name="pr6" draw:layer="layout" svg:width="24.639cm" svg:height="12.178cm" svg:x="1.4cm" svg:y="4.914cm" presentation:class="outline">
          <draw:text-box>
            <text:list text:style-name="L2">
              <text:list-item>
                <text:p>We will discuss ExtJs 4.1</text:p>
              </text:list-item>
              <text:list-item>
                <text:p>3.2 is a widely used version too.</text:p>
              </text:list-item>
              <text:list-item>
                <text:p>Most 3.2 code will run unaltered on 4.x</text:p>
              </text:list-item>
              <text:list-item>
                <text:p>The reverse is not true</text:p>
              </text:list-item>
              <text:list-item>
                <text:p>Transitions from version 1.x to 2.x and 2.x to 3.x were more painful.</text:p>
              </text:list-item>
              <text:list-item>
                <text:p>As ExtJs spread Sencha made a bigger effort toward backward compatibility.</text:p>
              </text:list-item>
            </text:list>
          </draw:text-box>
        </draw:frame>
        <presentation:notes draw:style-name="dp2">
          <draw:page-thumbnail draw:style-name="gr1" draw:layer="layout" svg:width="13.968cm" svg:height="10.476cm" svg:x="3.81cm" svg:y="2.123cm" draw:page-number="8" presentation:class="page"/>
          <draw:frame presentation:style-name="pr8"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If you are starting a project latest seems to best solution.</text:p>
              </text:list-item>
              <text:list-item>
                <text:p>If you are maintaining code then you may have to settle for less than latest.</text:p>
              </text:list-item>
              <text:list-item>
                <text:p>As opposed to server side programming client side programming is a very rapidly evolving field.</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On the server side you can hold on to a technology which is considered obsolete for years and you don't feel the pain because on the server there are no “I can't do it” type of issues but rather “how easy it is to do it”.</text:p>
              </text:list-item>
              <text:list-item>
                <text:p>On the client side new technologies (think touch, sound, video) are appearing all of the time. If you don't upgrade the technologies that you are using then you simply “can't do it”.</text:p>
              </text:list-item>
            </text:list>
          </draw:text-box>
        </draw:frame>
        <presentation:notes draw:style-name="dp2">
          <draw:page-thumbnail draw:style-name="gr1" draw:layer="layout" svg:width="13.968cm" svg:height="10.476cm" svg:x="3.81cm" svg:y="2.123cm" draw:page-number="10" presentation:class="page"/>
          <draw:frame presentation:style-name="pr2"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This means that you want to use the latest and push for that all the time otherwise the upgrade will be forced on you at the most inconvenient moment.</text:p>
              </text:list-item>
              <text:list-item>
                <text:p>A common solution is to put a small team on trying out a new version of ExtJs as soon as it comes out.</text:p>
              </text:list-item>
              <text:list-item>
                <text:p>The small team will push changes into the code designed to adjust the code to the new version.</text:p>
              </text:list-item>
              <text:list-item>
                <text:p>At some point, when the QA has done testing using the new version, the version will just switch.</text:p>
              </text:list-item>
            </text:list>
          </draw:text-box>
        </draw:frame>
        <presentation:notes draw:style-name="dp2">
          <draw:page-thumbnail draw:style-name="gr1" draw:layer="layout" svg:width="13.968cm" svg:height="10.476cm" svg:x="3.81cm" svg:y="2.123cm" draw:page-number="11" presentation:class="page"/>
          <draw:frame presentation:style-name="pr2"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Which version to choose?</text:p>
          </draw:text-box>
        </draw:frame>
        <draw:frame presentation:style-name="pr6" draw:layer="layout" svg:width="24.639cm" svg:height="12.178cm" svg:x="1.4cm" svg:y="4.914cm" presentation:class="outline">
          <draw:text-box>
            <text:list text:style-name="L2">
              <text:list-item>
                <text:p>Remember that ExtJs is a big and very quickly evolving project and also that it is open source.</text:p>
              </text:list-item>
              <text:list-item>
                <text:p>You should be running alongside it as it will not stand still for you.</text:p>
              </text:list-item>
              <text:list-item>
                <text:p>Failure to use this strategy may result in a bad ExtJs experience which is not the fault of ExtJs but rather of the programmers using it.</text:p>
              </text:list-item>
            </text:list>
          </draw:text-box>
        </draw:frame>
        <presentation:notes draw:style-name="dp2">
          <draw:page-thumbnail draw:style-name="gr1" draw:layer="layout" svg:width="13.968cm" svg:height="10.476cm" svg:x="3.81cm" svg:y="2.123cm" draw:page-number="12" presentation:class="page"/>
          <draw:frame presentation:style-name="pr2"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4" draw:layer="layout" svg:width="25.199cm" svg:height="3.506cm" svg:x="1.4cm" svg:y="0.837cm" presentation:class="title" presentation:user-transformed="true">
          <draw:text-box>
            <text:p>ExtJs documentation</text:p>
          </draw:text-box>
        </draw:frame>
        <draw:frame presentation:style-name="pr5" draw:layer="layout" svg:width="24.639cm" svg:height="12.179cm" svg:x="1.4cm" svg:y="4.914cm" presentation:class="outline">
          <draw:text-box>
            <text:list text:style-name="L2">
              <text:list-item>
                <text:p>The official docs at <text:span text:style-name="T1"><text:a xlink:href="http://docs.sencha.com/ext-js/4-1/">http://docs.sencha.com/ext-js/4-1/</text:a></text:span></text:p>
              </text:list-item>
              <text:list-item>
                <text:p><text:span text:style-name="T2">Stack overflow has many discussions about ExtJs issues.</text:span></text:p>
              </text:list-item>
              <text:list-item>
                <text:p><text:span text:style-name="T2">Many Internet blogs.</text:span></text:p>
              </text:list-item>
              <text:list-item>
                <text:p><text:span text:style-name="T2">Many books. I recommend: Learning Ext JS 3.2, Ext JS 4 First Look. They are not the best in my opinion but they are the best out there.</text:span></text:p>
              </text:list-item>
            </text:list>
          </draw:text-box>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32">
        <draw:frame presentation:style-name="pr1" draw:layer="layout" svg:width="25.199cm" svg:height="16.254cm" svg:x="1.4cm" svg:y="0.837cm" presentation:class="subtitle">
          <draw:text-box>
            <text:p>ExtJs utilities</text:p>
          </draw:text-box>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3.506cm" svg:x="1.4cm" svg:y="0.837cm" presentation:class="title">
          <draw:text-box>
            <text:p>The Ext name-space</text:p>
          </draw:text-box>
        </draw:frame>
        <draw:frame presentation:style-name="pr6" draw:layer="layout" svg:width="24.639cm" svg:height="12.178cm" svg:x="1.4cm" svg:y="4.914cm" presentation:class="outline" presentation:user-transformed="true">
          <draw:text-box>
            <text:list text:style-name="L2">
              <text:list-item>
                <text:p>Allows you to detect which browser and browser version you are using.</text:p>
              </text:list-item>
              <text:list-item>
                <text:p>Very useful when you do very low level DOM work.</text:p>
              </text:list-item>
              <text:list-item>
                <text:p>Having said that – try to avoid doing very low level DOM work as much as possible as avoiding low level DOM work is exactly why you are using ExtJs to begin with.</text:p>
              </text:list-item>
              <text:list-item>
                <text:p>See example (<text:span text:style-name="T1">browser_detect.html</text:span>).</text:p>
              </text:list-item>
            </text:list>
          </draw:text-box>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4" draw:text-style-name="P2" draw:layer="layout" svg:width="25.199cm" svg:height="3.506cm" svg:x="1.4cm" svg:y="0.837cm" presentation:class="title">
          <draw:text-box>
            <text:p><text:span text:style-name="T1">Ext.is</text:span></text:p>
          </draw:text-box>
        </draw:frame>
        <draw:frame presentation:style-name="pr6" draw:layer="layout" svg:width="24.639cm" svg:height="12.178cm" svg:x="1.4cm" svg:y="4.914cm" presentation:class="outline">
          <draw:text-box>
            <text:list text:style-name="L2">
              <text:list-item>
                <text:p>Enables you to find out on which platform it is that you are running on (client side!).</text:p>
              </text:list-item>
              <text:list-item>
                <text:p>No need to <text:span text:style-name="T1">Ext.require</text:span> anything for it to work.</text:p>
              </text:list-item>
              <text:list-item>
                <text:p>The tests that ExtJs does are tough to replicate correctly since this involved lots of black magic derived from many miserable experience all over the Internet and over a long time.</text:p>
              </text:list-item>
            </text:list>
          </draw:text-box>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text-style-name="P2" draw:layer="layout" svg:width="25.199cm" svg:height="3.506cm" svg:x="1.4cm" svg:y="0.837cm" presentation:class="title">
          <draw:text-box>
            <text:p><text:span text:style-name="T1">Ext.is</text:span></text:p>
          </draw:text-box>
        </draw:frame>
        <draw:frame presentation:style-name="pr6" draw:layer="layout" svg:width="24.639cm" svg:height="12.178cm" svg:x="1.4cm" svg:y="4.914cm" presentation:class="outline">
          <draw:text-box>
            <text:list text:style-name="L2">
              <text:list-item>
                <text:p>This means you better use this package instead of any bits of code you find on line.</text:p>
              </text:list-item>
              <text:list-item>
                <text:p>Better yet: write browser portable code and avoid using this package at all (can be done 99% of the time).</text:p>
              </text:list-item>
              <text:list-item>
                <text:p>So this is a last resort type of package.</text:p>
              </text:list-item>
              <text:list-item>
                <text:p>See example (<text:span text:style-name="T1">is.html</text:span>)</text:p>
              </text:list-item>
            </text:list>
          </draw:text-box>
        </draw:frame>
        <presentation:notes draw:style-name="dp2">
          <draw:page-thumbnail draw:style-name="gr1" draw:layer="layout" svg:width="13.968cm" svg:height="10.476cm" svg:x="3.81cm" svg:y="2.123cm" draw:page-number="17" presentation:class="page"/>
          <draw:frame presentation:style-name="pr2"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text-style-name="P2" draw:layer="layout" svg:width="25.199cm" svg:height="3.506cm" svg:x="1.4cm" svg:y="0.837cm" presentation:class="title">
          <draw:text-box>
            <text:p><text:span text:style-name="T1">Ext.is</text:span></text:p>
          </draw:text-box>
        </draw:frame>
        <draw:frame presentation:style-name="pr6" draw:layer="layout" svg:width="24.639cm" svg:height="12.178cm" svg:x="1.4cm" svg:y="4.914cm" presentation:class="outline">
          <draw:text-box>
            <text:list text:style-name="L2">
              <text:list-item>
                <text:p>The most common use of <text:span text:style-name="T1">Ext.is</text:span> is to send this information to the server side so that the server will send you the right application version.</text:p>
              </text:list-item>
              <text:list-item>
                <text:p>Since you will probably have to redo the UI for each screen size then this info will allow you to select the right version.</text:p>
              </text:list-item>
              <text:list-item>
                <text:p>Most companies will usually develop three applications: phone, pad and desktop.</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ExtJs and <text:span text:style-name="T1">alert()</text:span></text:p>
          </draw:text-box>
        </draw:frame>
        <draw:frame presentation:style-name="pr5" draw:layer="layout" svg:width="24.639cm" svg:height="12.179cm" svg:x="1.4cm" svg:y="4.914cm" presentation:class="outline">
          <draw:text-box>
            <text:list text:style-name="L2">
              <text:list-item>
                <text:p><text:span text:style-name="T1">alert()</text:span> should rarely be used by JavaScript developers.</text:p>
              </text:list-item>
              <text:list-item>
                <text:p>It is modal, native, has very unattractive look and feel and certainly does not blend in well with your ExtJs applications look and feel.</text:p>
              </text:list-item>
              <text:list-item>
                <text:p>In addition if you leave it in your code (by mistake after a debugging session for instance) then your user is in for a nasty surprise.</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3.506cm" svg:x="1.4cm" svg:y="0.837cm" presentation:class="title">
          <draw:text-box>
            <text:p>ExtJs and <text:span text:style-name="T1">alert()</text:span></text:p>
          </draw:text-box>
        </draw:frame>
        <draw:frame presentation:style-name="pr5" draw:layer="layout" svg:width="24.639cm" svg:height="12.179cm" svg:x="1.4cm" svg:y="4.914cm" presentation:class="outline">
          <draw:text-box>
            <text:list text:style-name="L2">
              <text:list-item>
                <text:p>As a result ExtJs replaces the native <text:span text:style-name="T1">alert()</text:span> function with a nice ExtJs type modal dialog on browsers it can (Firefox for instance).</text:p>
              </text:list-item>
              <text:list-item>
                <text:p>On browsers it cannot it simply removes the function and you will get exceptions for trying to access it (chrome for instance).</text:p>
              </text:list-item>
              <text:list-item>
                <text:p>Conclusion: use ExtJs dialogs instead, if at all, (will be explained later). Even better: use <text:span text:style-name="T1">console.*</text:span> functions for debugging.</text:p>
              </text:list-item>
            </text:list>
          </draw:text-box>
        </draw:frame>
        <presentation:notes draw:style-name="dp2">
          <draw:page-thumbnail draw:style-name="gr1" draw:layer="layout" svg:width="13.968cm" svg:height="10.476cm" svg:x="3.81cm" svg:y="2.123cm" draw:page-number="20" presentation:class="page"/>
          <draw:frame presentation:style-name="pr2" draw:text-style-name="P1"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text-style-name="P2" draw:layer="layout" svg:width="25.199cm" svg:height="3.506cm" svg:x="1.4cm" svg:y="0.837cm" presentation:class="title">
          <draw:text-box>
            <text:p><text:span text:style-name="T1">Ext.supports</text:span></text:p>
          </draw:text-box>
        </draw:frame>
        <draw:frame presentation:style-name="pr5" draw:layer="layout" svg:width="24.639cm" svg:height="12.179cm" svg:x="1.4cm" svg:y="4.914cm" presentation:class="outline">
          <draw:text-box>
            <text:list text:style-name="L2">
              <text:list-item>
                <text:p>Is there to help you find if your browser supports a certain feature.</text:p>
              </text:list-item>
              <text:list-item>
                <text:p>No need to <text:span text:style-name="T1">Ext.require</text:span> anything for it to work.</text:p>
              </text:list-item>
              <text:list-item>
                <text:p>This is part of the well known “test for feature and not for browser version” paradigm in JavaScript.</text:p>
              </text:list-item>
              <text:list-item>
                <text:p>This is very similar to what other toolkits (<text:span text:style-name="T1">DOJO, modernizr.js</text:span>) give you.</text:p>
              </text:list-item>
              <text:list-item>
                <text:p>See example (<text:span text:style-name="T1">supports.html</text:span>).</text:p>
              </text:list-item>
            </text:list>
          </draw:text-box>
        </draw:frame>
        <presentation:notes draw:style-name="dp2">
          <draw:page-thumbnail draw:style-name="gr1" draw:layer="layout" svg:width="13.968cm" svg:height="10.476cm" svg:x="3.81cm" svg:y="2.123cm" draw:page-number="21" presentation:class="page"/>
          <draw:frame presentation:style-name="pr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4" draw:text-style-name="P2" draw:layer="layout" svg:width="25.199cm" svg:height="3.506cm" svg:x="1.4cm" svg:y="0.837cm" presentation:class="title">
          <draw:text-box>
            <text:p><text:span text:style-name="T1">Ext.Version</text:span></text:p>
          </draw:text-box>
        </draw:frame>
        <draw:frame presentation:style-name="pr5" draw:layer="layout" svg:width="24.639cm" svg:height="15.152cm" svg:x="1.4cm" svg:y="4.914cm" presentation:class="outline" presentation:user-transformed="true">
          <draw:text-box>
            <text:list text:style-name="L2">
              <text:list-item>
                <text:p>Is intended to help you cope with the ExtJs version.</text:p>
              </text:list-item>
              <text:list-item>
                <text:p>It is a JavaScript object with many methods.</text:p>
              </text:list-item>
              <text:list-item>
                <text:p>You can create one for any version you want.</text:p>
              </text:list-item>
              <text:list-item>
                <text:p>Then you can compare it to other versions.</text:p>
              </text:list-item>
              <text:list-item>
                <text:p>If you want the version of ExtJs you are using use <text:span text:style-name="T1">Ext.getVersion</text:span>() and you get an object of type <text:span text:style-name="T1">Ext.Version.</text:span></text:p>
              </text:list-item>
              <text:list-item>
                <text:p><text:span text:style-name="T2">See example (</text:span><text:span text:style-name="T1">version.html</text:span><text:span text:style-name="T2">).</text:span></text:p>
              </text:list-item>
            </text:list>
          </draw:text-box>
        </draw:frame>
        <presentation:notes draw:style-name="dp2">
          <draw:page-thumbnail draw:style-name="gr1" draw:layer="layout" svg:width="13.968cm" svg:height="10.476cm" svg:x="3.81cm" svg:y="2.123cm" draw:page-number="22"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Zen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14T04:03:32</meta:creation-date>
    <meta:editing-duration>PT1H57M32S</meta:editing-duration>
    <meta:editing-cycles>18</meta:editing-cycles>
    <dc:date>2012-05-14T06:52:06</dc:date>
    <meta:generator>LibreOffice/3.5$Linux_x86 LibreOffice_project/350m1$Build-2</meta:generator>
    <meta:document-statistic meta:object-count="106"/>
  </office:meta>
</office:document-meta>
</file>